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D300002957000011EA0806549D.svm"/>
  <manifest:file-entry manifest:media-type="" manifest:full-path="Pictures/200000F70000269600001B900879C1FE.svm"/>
  <manifest:file-entry manifest:media-type="" manifest:full-path="Pictures/200001A50000371F00001B9041CC7683.svm"/>
  <manifest:file-entry manifest:media-type="" manifest:full-path="Pictures/2000013300001B90000029570EA8054E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76a03b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76a03b" officeooo:paragraph-rsid="00780fe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76a03b" officeooo:paragraph-rsid="0078c41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fo:font-size="12pt" fo:font-style="normal" style:text-underline-style="none" fo:font-weight="normal" officeooo:rsid="0076a03b" officeooo:paragraph-rsid="007a6f4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fo:font-size="12pt" fo:font-style="normal" style:text-underline-style="none" fo:font-weight="normal" officeooo:rsid="0076a03b" officeooo:paragraph-rsid="007b187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style:font-name="DejaVu Sans Mono" fo:font-size="10pt" fo:font-style="normal" style:text-underline-style="none" fo:font-weight="normal" officeooo:rsid="0076a03b" officeooo:paragraph-rsid="007b187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76a03b" officeooo:paragraph-rsid="007a6f4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7b187f"/>
    </style:style>
    <style:style style:name="T4" style:family="text">
      <style:text-properties style:text-position="super 58%" officeooo:rsid="007b187f"/>
    </style:style>
    <style:style style:name="T5" style:family="text">
      <style:text-properties officeooo:rsid="00780fe2"/>
    </style:style>
    <style:style style:name="T6" style:family="text">
      <style:text-properties officeooo:rsid="0078c41c"/>
    </style:style>
    <style:style style:name="T7" style:family="text">
      <style:text-properties officeooo:rsid="007a6f4c"/>
    </style:style>
    <style:style style:name="T8" style:family="text">
      <style:text-properties officeooo:rsid="007b187f"/>
    </style:style>
    <style:style style:name="T9" style:family="text">
      <style:text-properties fo:font-weight="bold" officeooo:rsid="007b187f" style:font-weight-asian="bold" style:font-weight-complex="bold"/>
    </style:style>
    <style:style style:name="T10" style:family="text">
      <style:text-properties style:font-name="DejaVu Sans Mono" fo:font-size="10pt" officeooo:rsid="007b187f" style:font-size-asian="10pt" style:font-size-complex="10pt"/>
    </style:style>
    <style:style style:name="T11" style:family="text">
      <style:text-properties officeooo:rsid="007b644e"/>
    </style:style>
    <style:style style:name="fr1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20<text:span text:style-name="T2">11</text:span>-(<text:span text:style-name="T2">0</text:span><text:span text:style-name="T5">5</text:span>)<text:span text:style-name="T1">maj</text:span>-<text:span text:style-name="T1">05</text:span>: dag <text:span text:style-name="T5">16</text:span></text:h>
      <text:p text:style-name="P2"/>
      <text:p text:style-name="P3"><text:span text:style-name="T5">⁅U9.3⁆</text:span></text:p>
      <text:p text:style-name="P3"><text:span text:style-name="T5"/></text:p>
      <text:p text:style-name="P3"><text:span text:style-name="T5"><text:tab/>Upgift: Mät spänning från ett analogt hastighetsreglage, det vill säga en</text:span></text:p>
      <text:p text:style-name="P3"><text:span text:style-name="T5"><text:tab/>potentiometer. Detta skall styra en elmotor via en motordrivkrets.</text:span></text:p>
      <text:p text:style-name="P3"><text:span text:style-name="T5"/></text:p>
      <text:p text:style-name="P3"><draw:frame draw:style-name="fr1" draw:name="graphics1" text:anchor-type="paragraph" svg:width="14.111cm" svg:height="7.056cm" draw:z-index="0"><draw:image xlink:href="Pictures/200001A50000371F00001B9041CC7683.svm" xlink:type="simple" xlink:show="embed" xlink:actuate="onLoad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4"><text:span text:style-name="T6"/></text:p>
      <text:p text:style-name="P4"><text:span text:style-name="T6"><text:tab/>Typisk motordrivkrets: H</text:span><text:span text:style-name="T11">-</text:span><text:span text:style-name="T6">brygga</text:span></text:p>
      <text:p text:style-name="P4"><text:span text:style-name="T6"/></text:p>
      <text:p text:style-name="P4"><draw:frame draw:style-name="fr1" draw:name="graphics2" text:anchor-type="paragraph" svg:width="9.878cm" svg:height="7.056cm" draw:z-index="1"><draw:image xlink:href="Pictures/200000F70000269600001B900879C1FE.svm" xlink:type="simple" xlink:show="embed" xlink:actuate="onLoad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8"><draw:frame draw:style-name="fr2" draw:name="graphics3" text:anchor-type="paragraph" svg:x="10.506cm" svg:y="0.088cm" svg:width="7.056cm" svg:height="10.583cm" draw:z-index="2"><draw:image xlink:href="Pictures/2000013300001B90000029570EA8054E.svm" xlink:type="simple" xlink:show="embed" xlink:actuate="onLoad"/></draw:frame><text:span text:style-name="T7"><text:tab/>Lösning:</text:span></text:p>
      <text:p text:style-name="P5"><text:span text:style-name="T7"/></text:p>
      <text:p text:style-name="P7"><text:span text:style-name="T8"><text:tab/><text:tab/></text:span><text:span text:style-name="T9">#include</text:span><text:span text:style-name="T8"> &lt;gnu_met3.h&gt;</text:span></text:p>
      <text:p text:style-name="P7"><text:span text:style-name="T8"/></text:p>
      <text:p text:style-name="P7"><text:span text:style-name="T8"><text:tab/><text:tab/></text:span><text:span text:style-name="T9">int</text:span><text:span text:style-name="T8"> ADresult;</text:span></text:p>
      <text:p text:style-name="P7"><text:span text:style-name="T8"/></text:p>
      <text:p text:style-name="P7"><text:span text:style-name="T8"><text:tab/><text:tab/></text:span><text:span text:style-name="T9">void</text:span><text:span text:style-name="T8"> main(</text:span><text:span text:style-name="T9">void</text:span><text:span text:style-name="T8">)</text:span></text:p>
      <text:p text:style-name="P7"><text:span text:style-name="T8"><text:tab/><text:tab/>{</text:span></text:p>
      <text:p text:style-name="P7"><text:span text:style-name="T8"><text:tab/><text:tab/><text:tab/>init_met();</text:span></text:p>
      <text:p text:style-name="P7"><text:span text:style-name="T8"><text:tab/><text:tab/><text:tab/></text:span><text:span text:style-name="T9">while</text:span><text:span text:style-name="T8">(1)</text:span></text:p>
      <text:p text:style-name="P7"><text:span text:style-name="T8"><text:tab/><text:tab/><text:tab/>{</text:span></text:p>
      <text:p text:style-name="P7"><text:span text:style-name="T8"><text:tab/><text:tab/><text:tab/><text:tab/>ADresult = GET_AD(1);</text:span></text:p>
      <text:p text:style-name="P7"><text:span text:style-name="T8"><text:tab/><text:tab/><text:tab/><text:tab/>//Läser spänning</text:span></text:p>
      <text:p text:style-name="P7"><text:span text:style-name="T8"/></text:p>
      <text:p text:style-name="P7"><text:span text:style-name="T8"><text:tab/><text:tab/><text:tab/><text:tab/>PWM0(ADresult * 100 / 1024);</text:span></text:p>
      <text:p text:style-name="P7"><text:span text:style-name="T8"><text:tab/><text:tab/><text:tab/><text:tab/>// (*)</text:span></text:p>
      <text:p text:style-name="P7"><text:span text:style-name="T8"><text:tab/><text:tab/><text:tab/>}</text:span></text:p>
      <text:p text:style-name="P7"><text:span text:style-name="T8"><text:tab/><text:tab/>}</text:span></text:p>
      <text:p text:style-name="P5"><text:span text:style-name="T7"/></text:p>
      <text:p text:style-name="P6"><text:span text:style-name="T8"><text:tab/>b)</text:span></text:p>
      <text:p text:style-name="P6"><text:span text:style-name="T8"><text:tab/><text:tab/>Byt raden direkt innan ut (*) till:</text:span></text:p>
      <text:p text:style-name="P6"><text:span text:style-name="T8"/></text:p>
      <text:p text:style-name="P6"><text:span text:style-name="T8"><text:tab/><text:tab/><text:tab/></text:span><text:span text:style-name="T10">PWM0(100 - ADresult * 100 / 1024);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<text:tab/><text:tab/>v</text:span><text:span text:style-name="T3">1</text:span><text:span text:style-name="T8"> = 54 ⋅ U</text:span><text:span text:style-name="T3">upp</text:span></text:p>
      <text:p text:style-name="P6"><text:span text:style-name="T4"/></text:p>
      <text:p text:style-name="P6"><text:span text:style-name="T8"><text:tab/><text:tab/><text:tab/>v</text:span><text:span text:style-name="T3">1</text:span><text:span text:style-name="T8"> — Spänning</text:span></text:p>
      <text:p text:style-name="P6"><text:span text:style-name="T8"/></text:p>
      <text:p text:style-name="P6"><text:span text:style-name="T8"><text:tab/><text:tab/><text:tab/>54 — Punkt (resultat från AD-omvandlig)</text:span></text:p>
      <text:p text:style-name="P6"><text:span text:style-name="T8"/></text:p>
      <text:p text:style-name="P6"><text:span text:style-name="T8"><text:tab/><text:tab/><text:tab/>U</text:span><text:span text:style-name="T3">upp</text:span><text:span text:style-name="T8"> — Upplösning = </text:span><text:span text:style-name="T8"><draw:frame draw:style-name="fr3" draw:name="Object1" text:anchor-type="as-char" svg:width="7.68cm" svg:height="1.115cm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8"/></text:p>
      <text:p text:style-name="P6"><text:span text:style-name="T8"><text:tab/><text:tab/><text:tab/><text:tab/><text:tab/><text:tab/>= </text:span><text:span text:style-name="T8"><draw:frame draw:style-name="fr3" draw:name="Object2" text:anchor-type="as-char" svg:width="2.616cm" svg:height="1.17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6"><text:span text:style-name="T8"/></text:p>
      <text:p text:style-name="P6"><draw:frame draw:style-name="fr2" draw:name="graphics4" text:anchor-type="paragraph" svg:x="-0.042cm" svg:y="0.741cm" svg:width="10.583cm" svg:height="4.586cm" draw:z-index="5"><draw:image xlink:href="Pictures/200000D300002957000011EA0806549D.svm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2T19:41:24</dc:date>
    <dc:creator>Mattias </dc:creator>
    <meta:editing-duration>PT32H12M05S</meta:editing-duration>
    <meta:editing-cycles>75</meta:editing-cycles>
    <meta:generator>OpenOffice.org/3.2$Unix OpenOffice.org_project/320m19$Build-9505</meta:generator>
    <meta:document-statistic meta:table-count="0" meta:image-count="4" meta:object-count="2" meta:page-count="2" meta:paragraph-count="27" meta:word-count="87" meta:character-count="576"/>
  </office:meta>
</office:document-meta>
</file>

<file path=Object 1/content.xml><?xml version="1.0" encoding="utf-8"?>
<math xmlns="http://www.w3.org/1998/Math/MathML">
  <semantics>
    <mrow>
      <mfrac>
        <mrow>
          <msub>
            <mi mathvariant="normal">U</mi>
            <mi>max</mi>
          </msub>
          <mtext> − </mtext>
          <msub>
            <mi mathvariant="normal">U</mi>
            <mi>min</mi>
          </msub>
        </mrow>
        <mtext>Antal steg</mtext>
      </mfrac>
      <mtext> = </mtext>
      <mfrac>
        <mrow>
          <msub>
            <mi mathvariant="normal">U</mi>
            <mi>max</mi>
          </msub>
          <mtext> − </mtext>
          <msub>
            <mi mathvariant="normal">U</mi>
            <mi>min</mi>
          </msub>
        </mrow>
        <mtext>Antal punkter − 1</mtext>
      </mfrac>
      <mtext> = </mtext>
    </mrow>
    <annotation encoding="StarMath 5.0">{U_max " − " U_min} over "Antal steg"
" = "
{U_max " − " U_min} over "Antal punkter − 1" " = "</annotation>
  </semantics>
</math>
</file>

<file path=Object 2/content.xml><?xml version="1.0" encoding="utf-8"?>
<math xmlns="http://www.w3.org/1998/Math/MathML">
  <semantics>
    <mfrac>
      <mrow>
        <msub>
          <mi mathvariant="normal">U</mi>
          <mi>max</mi>
        </msub>
        <mtext> − </mtext>
        <msub>
          <mi mathvariant="normal">U</mi>
          <mi>min</mi>
        </msub>
      </mrow>
      <mrow>
        <msup>
          <mn>2</mn>
          <mtext>antal bitar</mtext>
        </msup>
        <mtext> − 1</mtext>
      </mrow>
    </mfrac>
    <annotation encoding="StarMath 5.0">{U_max " − " U_min} over {2^"antal bitar" " − 1"}</annotation>
  </semantics>
</math>
</file>